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9781*"/>
    </style:style>
    <style:style style:name="Table1.B" style:family="table-column">
      <style:table-column-properties style:rel-column-width="26409*"/>
    </style:style>
    <style:style style:name="Table1.C" style:family="table-column">
      <style:table-column-properties style:rel-column-width="29344*"/>
    </style:style>
  </office:automatic-styles>
  <office:body>
    <office:text>
      <text:p text:style-name="Text_20_body"><text:span text:style-name="T1">1. Resumen breve de la consulta</text:span><text:line-break/>El usuario pregunta por el <text:span text:style-name="T1">sentido biológico de las alergias</text:span>. No menciona un alérgeno concreto ni emociones específicas, por lo que nos centramos en la explicación general que ofrece el diccionario de biodescodificación.</text:p>
      <text:p text:style-name="Horizontal_20_Line"/>
      <text:h text:style-name="Heading_20_2" text:outline-level="2"><text:bookmark-start text:name="explicación-principal-entrada-más-relevante"/>2. Explicación principal (entrada más relevante)<text:bookmark-end text:name="explicación-principal-entrada-más-relevante"/></text:h>
      <text:p text:style-name="P1"><text:span text:style-name="T1">ALERGIA (en general)</text:span><text:line-break/>- <text:span text:style-name="T1">Definición:</text:span> La alergia es una respuesta exagerada del sistema defensivo a sustancias normalmente inocuas para la mayoría de la gente.<text:line-break/>- <text:span text:style-name="T1">Técnico:</text:span> Conflicto de protección exagerada contra un invasor (alérgeno). Conflicto de separación.<text:line-break/>- <text:span text:style-name="T1">Sentido biológico:</text:span> La reacción protege al organismo contra un agente invasivo que ha sido tomado como nocivo. Esta “protección” puede originarse por una experiencia previa (alergia coyuntural) o por un programa transgeneracional o de proyecto sentido muy fuerte (alergia estructural).<text:line-break/>- <text:span text:style-name="T1">Conflicto:</text:span> En la fase silenciosa (coyuntural) el cuerpo supera el límite superior tolerable y etiqueta el entorno como “malo”. Cuando se vuelve a encontrar con una situación similar (fase ruidosa) el organismo reacciona contra el alérgeno identificado como malo. En el 10 % de casos estructurales, el conflicto se halla en la madre (proyecto sentido) o en una herencia transgeneracional.</text:p>
      <text:h text:style-name="Heading_20_3" text:outline-level="3"><text:bookmark-start text:name="definición-resumida"/>• Definición resumida<text:bookmark-end text:name="definición-resumida"/></text:h>
      <text:p text:style-name="First_20_paragraph">Una alergia es una <text:span text:style-name="T1">hiper‑reactividad</text:span> del sistema inmune frente a una sustancia que, para la mayoría, es inocua.</text:p>
      <text:h text:style-name="Heading_20_3" text:outline-level="3"><text:bookmark-start text:name="explicación-técnica-en-lenguaje-sencillo"/>• Explicación técnica en lenguaje sencillo<text:bookmark-end text:name="explicación-técnica-en-lenguaje-sencillo"/></text:h>
      <text:p text:style-name="First_20_paragraph">Según la biodescodificación, el cuerpo interpreta ese estímulo como un <text:span text:style-name="T1">invasor</text:span> y lanza una defensa exagerada. Ese “conflicto de protección” surge cuando, en algún nivel (personal, familiar o transgeneracional), sentimos que algo necesita ser <text:span text:style-name="T1">separado o rechazado</text:span>.</text:p>
      <text:h text:style-name="Heading_20_3" text:outline-level="3"><text:bookmark-start text:name="sentido-biológico"/>• Sentido biológico<text:bookmark-end text:name="sentido-biológico"/></text:h>
      <text:p text:style-name="First_20_paragraph">La reacción alérgica funciona como un <text:span text:style-name="T1">escudo</text:span> que intenta mantener fuera del organismo aquello que el subconsciente ha catalogado como peligroso. La “exageración” indica que el límite de tolerancia se ha sobrepasado, ya sea por una experiencia puntual o por un patrón heredado.</text:p>
      <text:h text:style-name="Heading_20_3" text:outline-level="3"><text:bookmark-start text:name="conflicto-emocional-esencial"/>• Conflicto emocional esencial<text:bookmark-end text:name="conflicto-emocional-esencial"/></text:h>
      <text:list text:style-name="L1">
        <text:list-item>
          <text:p text:style-name="P2"><text:span text:style-name="T1">Protección exagerada</text:span>: miedo a ser invadido o a perder la autonomía.<text:line-break/></text:p>
        </text:list-item>
        <text:list-item>
          <text:p text:style-name="P2"><text:span text:style-name="T1">Separación</text:span>: necesidad de distanciarse de una figura, situación o recuerdo asociado al alérgeno.<text:line-break/></text:p>
        </text:list-item>
        <text:list-item>
          <text:p text:style-name="P2">En los casos estructurales, el conflicto puede estar <text:span text:style-name="T1">raíz en la madre</text:span> (proyecto sentido) o en una herencia familiar que marca alérgenos concretos como “amenazas”.</text:p>
        </text:list-item>
      </text:list>
      <text:p text:style-name="Horizontal_20_Line"/>
      <text:h text:style-name="Heading_20_2" text:outline-level="2"><text:bookmark-start text:name="otros-matices-relacionados-ejemplos-del-diccionario"/>3. Otros matices relacionados (ejemplos del diccionario)<text:bookmark-end text:name="otros-matices-relacionados-ejemplos-del-diccionario"/></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érgeno</text:p>
            </table:table-cell>
            <table:table-cell table:style-name="TableHeaderRowCell" office:value-type="string">
              <text:p text:style-name="Table_20_Heading">Sentido biológico asociado</text:p>
            </table:table-cell>
            <table:table-cell table:style-name="TableHeaderRowCell" office:value-type="string">
              <text:p text:style-name="Table_20_Heading">Posible conflicto simbólico</text:p>
            </table:table-cell>
          </table:table-row>
        </table:table-header-rows>
        <table:table-row>
          <table:table-cell table:style-name="TableRowCell" office:value-type="string">
            <text:p text:style-name="Table_20_Contents"><text:span text:style-name="T1">Leche</text:span></text:p>
          </table:table-cell>
          <table:table-cell table:style-name="TableRowCell" office:value-type="string">
            <text:p text:style-name="Table_20_Contents">La leche simboliza “mamá”.</text:p>
          </table:table-cell>
          <table:table-cell table:style-name="TableRowCell" office:value-type="string">
            <text:p text:style-name="Table_20_Contents">Conflicto de separación o de función materna, a veces ligado a una experiencia de lactancia difícil o a una herencia transgeneracional.</text:p>
          </table:table-cell>
        </table:table-row>
        <table:table-row>
          <table:table-cell table:style-name="TableRowCell" office:value-type="string">
            <text:p text:style-name="Table_20_Contents"><text:span text:style-name="T1">Pintura y disolventes</text:span></text:p>
          </table:table-cell>
          <table:table-cell table:style-name="TableRowCell" office:value-type="string">
            <text:p text:style-name="Table_20_Contents">Protección contra sustancias percibidas como tóxicas.</text:p>
          </table:table-cell>
          <table:table-cell table:style-name="TableRowCell" office:value-type="string">
            <text:p text:style-name="Table_20_Contents">Experiencia previa de exposición a vapores nocivos o programación familiar que asocia la toxicidad con amenaza.</text:p>
          </table:table-cell>
        </table:table-row>
        <table:table-row>
          <table:table-cell table:style-name="TableRowCell" office:value-type="string">
            <text:p text:style-name="Table_20_Contents"><text:span text:style-name="T1">Animales</text:span></text:p>
          </table:table-cell>
          <table:table-cell table:style-name="TableRowCell" office:value-type="string">
            <text:p text:style-name="Table_20_Contents">Cada animal lleva su propio simbolismo; la reacción indica una <text:span text:style-name="T1">protección exagerada</text:span> frente al “invasor” animal.</text:p>
          </table:table-cell>
          <table:table-cell table:style-name="TableRowCell" office:value-type="string">
            <text:p text:style-name="Table_20_Contents">Miedo a lo desconocido, a la agresividad percibida o a una relación conflictiva con el tipo de animal.</text:p>
          </table:table-cell>
        </table:table-row>
        <table:table-row>
          <table:table-cell table:style-name="TableRowCell" office:value-type="string">
            <text:p text:style-name="Table_20_Contents"><text:span text:style-name="T1">Antibióticos</text:span></text:p>
          </table:table-cell>
          <table:table-cell table:style-name="TableRowCell" office:value-type="string">
            <text:p text:style-name="Table_20_Contents">“Anti‑biótico” (contra la vida) sugiere un conflicto de miedo a <text:span text:style-name="T1">ir contra la propia vida</text:span>.</text:p>
          </table:table-cell>
          <table:table-cell table:style-name="TableRowCell" office:value-type="string">
            <text:p text:style-name="Table_20_Contents">Resistencia a aceptar curas o intervenciones que percibimos como destructivas para nuestro “yo”.</text:p>
          </table:table-cell>
        </table:table-row>
      </table:table>
      <text:p text:style-name="First_20_paragraph">Estos ejemplos ilustran cómo diferentes alérgenos pueden estar vinculados a <text:span text:style-name="T1">conflictos emocionales específicos</text:span>, pero el <text:span text:style-name="T1">núcleo biológico</text:span> sigue siendo la misma: una defensa exagerada frente a lo que el inconsciente ha etiquetado como “peligro”.</text:p>
      <text:p text:style-name="Horizontal_20_Line"/>
      <text:h text:style-name="Heading_20_2" text:outline-level="2"><text:bookmark-start text:name="referencias-cruzadas-temas-que-puedes-explorar"/>4. Referencias cruzadas (temas que puedes explorar)<text:bookmark-end text:name="referencias-cruzadas-temas-que-puedes-explorar"/></text:h>
      <text:list text:style-name="L2">
        <text:list-item>
          <text:p text:style-name="P3"><text:span text:style-name="T1">Conflicto de protección exagerada</text:span><text:line-break/></text:p>
        </text:list-item>
        <text:list-item>
          <text:p text:style-name="P3"><text:span text:style-name="T1">Conflicto de separación</text:span><text:line-break/></text:p>
        </text:list-item>
        <text:list-item>
          <text:p text:style-name="P3"><text:span text:style-name="T1">Alergia coyuntural vs. estructural</text:span><text:line-break/></text:p>
        </text:list-item>
        <text:list-item>
          <text:p text:style-name="P3"><text:span text:style-name="T1">Programas transgeneracionales</text:span><text:line-break/></text:p>
        </text:list-item>
        <text:list-item>
          <text:p text:style-name="P3"><text:span text:style-name="T1">Símbolos de los alérgenos (leche‑madre, pintura‑toxina, etc.)</text:span></text:p>
        </text:list-item>
      </text:list>
      <text:p text:style-name="Horizontal_20_Line"/>
      <text:h text:style-name="Heading_20_2" text:outline-level="2"><text:bookmark-start text:name="interpretación-integradora"/>5. Interpretación integradora<text:bookmark-end text:name="interpretación-integradora"/></text:h>
      <text:p text:style-name="First_20_paragraph">En la biodescodificación, <text:span text:style-name="T1">todas las alergias comparten la misma lógica básica</text:span>: el organismo interpreta algo como una amenaza y levanta una muralla defensiva. Esa muralla se vuelve patológica cuando el cuerpo <text:span text:style-name="T1">exagera</text:span> la respuesta.</text:p>
      <text:list text:style-name="L3">
        <text:list-item>
          <text:p text:style-name="P4">Si la alergia es <text:span text:style-name="T1">coyuntural</text:span>, suele originarse en una experiencia puntual (por ejemplo, una primera exposición desagradable a un olor fuerte).<text:line-break/></text:p>
        </text:list-item>
        <text:list-item>
          <text:p text:style-name="P4">Si es <text:span text:style-name="T1">estructural</text:span>, el conflicto está más arraigado, a menudo ligado a la <text:span text:style-name="T1">madre</text:span> o a una <text:span text:style-name="T1">herencia familiar</text:span>.</text:p>
        </text:list-item>
      </text:list>
      <text:p text:style-name="First_20_paragraph">Identificar qué tipo de conflicto está presente permite al paciente trabajar conscientemente sobre la <text:span text:style-name="T1">emoción subyacente</text:span> (miedo, necesidad de separación, rechazo) y, en teoría, “reprogramar” la respuesta inmunológica.</text:p>
      <text:p text:style-name="Horizontal_20_Line"/>
      <text:h text:style-name="Heading_20_2" text:outline-level="2"><text:bookmark-start text:name="sugerencia-de-abordaje-no-sustituye-a-la-terapia-profesional"/>6. Sugerencia de abordaje (no sustituye a la terapia profesional)<text:bookmark-end text:name="sugerencia-de-abordaje-no-sustituye-a-la-terapia-profesional"/></text:h>
      <text:list text:style-name="L4">
        <text:list-item>
          <text:p text:style-name="P5"><text:span text:style-name="T1">Consulta con un terapeuta especializado en biodescodificación o bioneuroemoción</text:span> para explorar el origen del conflicto (¿es una reacción a una figura materna? ¿hay una experiencia traumática previa con el alérgeno?).<text:line-break/></text:p>
        </text:list-item>
        <text:list-item>
          <text:p text:style-name="P5"><text:span text:style-name="T1">Trabajo de conciencia emocional</text:span>: técnicas de visualización donde el alérgeno se transforma de “invasor” a “aliado” o se integra en la historia personal sin amenaza.<text:line-break/></text:p>
        </text:list-item>
        <text:list-item>
          <text:p text:style-name="P5"><text:span text:style-name="T1">Ejercicios de regulación del sistema nervioso</text:span> (respiración diafragmática, mindfulness) para disminuir la hiper‑activación del sistema inmune.<text:line-break/></text:p>
        </text:list-item>
        <text:list-item>
          <text:p text:style-name="P5"><text:span text:style-name="T1">Apoyo médico</text:span>: si la alergia es severa (anafilaxia, asma, dermatitis), es fundamental mantener la monitorización y el tratamiento convencional (antihistamínicos, inhaladores, etc.).<text:line-break/></text:p>
        </text:list-item>
        <text:list-item>
          <text:p text:style-name="P5"><text:span text:style-name="T1">Exploración de linajes familiares</text:span> (constelaciones familiares) si se sospecha de un componente transgeneracional.</text:p>
        </text:list-item>
      </text:list>
      <text:p text:style-name="Horizontal_20_Line"/>
      <text:h text:style-name="Heading_20_2" text:outline-level="2"><text:bookmark-start text:name="aviso-de-responsabilidad"/>7. Aviso de responsabilidad<text:bookmark-end text:name="aviso-de-responsabilidad"/></text:h>
      <text:p text:style-name="P6"><text:span text:style-name="T1">Esta información proviene de la teoría de la biodescodificación y no constituye diagnóstico ni tratamiento médico.</text:span> No sustituye la valoración de un profesional de la salud. Si padeces alergias que afectan tu calidad de vida o ponen en riesgo tu salud, consulta a un médico y a un terapeuta cualificado antes de iniciar cualquier proceso de “descodific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6-02-17T09:17:37Z</meta:creation-date>
    <dc:date>2026-02-17T09:17:37Z</dc:date>
  </office:meta>
</office:document-meta>
</file>